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621b2" officeooo:paragraph-rsid="001621b2"/>
    </style:style>
    <style:style style:name="P2" style:family="paragraph" style:parent-style-name="Standard">
      <style:text-properties officeooo:paragraph-rsid="001621b2"/>
    </style:style>
    <style:style style:name="T1" style:family="text">
      <style:text-properties officeooo:rsid="001621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 116 / B 13 / B 84 </text:span></text:p>
      <text:p text:style-name="P2"/>
      <text:p text:style-name="P1">경찰대 / 삼사 → 볼 생각이 ?? </text:p>
      <text:p text:style-name="P1"/>
      <text:p text:style-name="P1">삼사관학교 : 8월/9월 → </text:p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8:56:56.201429618</meta:creation-date>
    <meta:generator>LibreOffice/7.3.6.2$Linux_X86_64 LibreOffice_project/30$Build-2</meta:generator>
    <dc:date>2022-11-11T20:53:02.223920889</dc:date>
    <meta:editing-duration>PT42M37S</meta:editing-duration>
    <meta:editing-cycles>1</meta:editing-cycles>
    <meta:document-statistic meta:table-count="0" meta:image-count="0" meta:object-count="0" meta:page-count="1" meta:paragraph-count="3" meta:word-count="31" meta:character-count="56" meta:non-whitespace-character-count="37"/>
  </office:meta>
</office:document-meta>
</file>